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780000010034F2FD4581E84CB4.png" manifest:media-type="image/png"/>
  <manifest:file-entry manifest:full-path="Pictures/1000000000000068000001002E0AEE0DF08DC843.png" manifest:media-type="image/png"/>
  <manifest:file-entry manifest:full-path="Pictures/10000201000001D90000012561EEB9C8AC597CC0.png" manifest:media-type="image/png"/>
  <manifest:file-entry manifest:full-path="Pictures/1000000000000077000000FF77F6E0697240E0F6.png" manifest:media-type="image/png"/>
  <manifest:file-entry manifest:full-path="Pictures/1000082F000030E300001E48C4576ABE0DB03984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514cm" svg:height="7.751cm" svg:x="1.256cm" svg:y="6.66cm">
          <draw:image xlink:href="Pictures/1000082F000030E300001E48C4576ABE0DB03984.svg" xlink:type="simple" xlink:show="embed" xlink:actuate="onLoad">
            <text:p/>
          </draw:image>
          <draw:image xlink:href="Pictures/10000201000001D90000012561EEB9C8AC597CC0.png" xlink:type="simple" xlink:show="embed" xlink:actuate="onLoad"/>
        </draw:frame>
        <draw:frame draw:style-name="gr1" draw:text-style-name="P1" draw:layer="layout" svg:width="2.442cm" svg:height="5.186cm" svg:x="11.9cm" svg:y="12.3cm">
          <draw:image xlink:href="Pictures/1000000000000068000001002E0AEE0DF08DC843.png" xlink:type="simple" xlink:show="embed" xlink:actuate="onLoad">
            <text:p/>
          </draw:image>
        </draw:frame>
        <draw:frame draw:style-name="gr1" draw:text-style-name="P1" draw:layer="layout" svg:width="2.794cm" svg:height="5.166cm" svg:x="7.8cm" svg:y="1.634cm">
          <draw:image xlink:href="Pictures/1000000000000077000000FF77F6E0697240E0F6.png" xlink:type="simple" xlink:show="embed" xlink:actuate="onLoad">
            <text:p/>
          </draw:image>
        </draw:frame>
        <draw:frame draw:style-name="gr1" draw:text-style-name="P1" draw:layer="layout" svg:width="2.818cm" svg:height="5.186cm" svg:x="13.582cm" svg:y="5.214cm">
          <draw:image xlink:href="Pictures/10000000000000780000010034F2FD4581E84CB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07:19:17.888824547</meta:creation-date>
    <dc:date>2019-10-18T07:35:25.572573375</dc:date>
    <meta:editing-duration>PT16M7S</meta:editing-duration>
    <meta:editing-cycles>1</meta:editing-cycles>
    <meta:document-statistic meta:object-count="4"/>
    <meta:generator>LibreOffice/6.0.2.1$Linux_X86_64 LibreOffice_project/00m0$Build-1</meta:generator>
  </office:meta>
</office:document-meta>
</file>